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mo" svg:font-family="Jetmo" style:font-adornments="Itálica"/>
    <style:font-face style:name="Lohit Devanagari1" svg:font-family="'Lohit Devanagari'"/>
    <style:font-face style:name="JetBrains Mono3" svg:font-family="'JetBrains Mono'" style:font-pitch="fixed"/>
    <style:font-face style:name="JetBrains Mono1" svg:font-family="'JetBrains Mono'" style:font-adornments="Normal" style:font-pitch="fixed"/>
    <style:font-face style:name="JetBrains Mono Medium" svg:font-family="'JetBrains Mono Medium'" style:font-pitch="fixed"/>
    <style:font-face style:name="JetBrains Mono Medium2" svg:font-family="'JetBrains Mono Medium'" style:font-adornments="Normal" style:font-pitch="fixed"/>
    <style:font-face style:name="JetBrains Mono" svg:font-family="'JetBrains Mono'" style:font-family-generic="modern" style:font-pitch="fixed"/>
    <style:font-face style:name="JetBrains Mono2" svg:font-family="'JetBrains Mono'" style:font-adornments="Normal" style:font-family-generic="modern" style:font-pitch="fixed"/>
    <style:font-face style:name="JetBrains Mono Medium1" svg:font-family="'JetBrains Mono Medium'" style:font-adornments="Normal" style:font-family-generic="modern" style:font-pitch="fixed"/>
    <style:font-face style:name="JetBrains Mono Medium3" svg:font-family="'JetBrains Mono Medium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21_Enunciado" style:master-page-name="HTML">
      <style:paragraph-properties style:page-number="auto"/>
      <style:text-properties fo:color="#ff0000" loext:opacity="100%" style:font-name="JetBrains Mono" fo:font-size="11pt" fo:language="zxx" fo:country="none" fo:font-weight="bold" officeooo:rsid="0025eb7b" officeooo:paragraph-rsid="0025eb7b" fo:background-color="transparent" style:font-size-asian="11pt" style:language-asian="zxx" style:country-asian="none" style:font-size-complex="11pt" style:language-complex="zxx" style:country-complex="none"/>
    </style:style>
    <style:style style:name="P2" style:family="paragraph" style:parent-style-name="_21_Respuesta">
      <style:text-properties fo:font-size="11pt" fo:language="zxx" fo:country="none" officeooo:rsid="0027d650" officeooo:paragraph-rsid="0027d650" fo:background-color="transparent" style:font-size-asian="11pt" style:language-asian="zxx" style:country-asian="none" style:font-size-complex="11pt" style:language-complex="zxx" style:country-complex="none"/>
    </style:style>
    <style:style style:name="P3" style:family="paragraph" style:parent-style-name="_21_Respuesta">
      <style:text-properties fo:font-size="11pt" fo:language="zxx" fo:country="none" officeooo:rsid="0027d650" officeooo:paragraph-rsid="002cda8c" fo:background-color="transparent" style:font-size-asian="11pt" style:language-asian="zxx" style:country-asian="none" style:font-size-complex="11pt" style:language-complex="zxx" style:country-complex="none"/>
    </style:style>
    <style:style style:name="P4" style:family="paragraph" style:parent-style-name="_21_Respuesta"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5" style:family="paragraph" style:parent-style-name="_21_Respuesta">
      <style:text-properties fo:font-size="11pt" fo:language="zxx" fo:country="none" officeooo:paragraph-rsid="002cda8c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11pt" fo:language="zxx" fo:country="none" officeooo:rsid="00266d59" officeooo:paragraph-rsid="00266d59" fo:background-color="transparent" style:font-size-asian="11pt" style:language-asian="zxx" style:country-asian="none" style:font-size-complex="11pt" style:language-complex="zxx" style:country-complex="none"/>
    </style:style>
    <style:style style:name="P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11pt" fo:language="zxx" fo:country="none" officeooo:rsid="0027d650" officeooo:paragraph-rsid="0027d650" fo:background-color="transparent" style:font-size-asian="11pt" style:language-asian="zxx" style:country-asian="none" style:font-size-complex="11pt" style:language-complex="zxx" style:country-complex="none"/>
    </style:style>
    <style:style style:name="P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11pt" fo:language="zxx" fo:country="none" officeooo:rsid="002b4466" officeooo:paragraph-rsid="002b4466" fo:background-color="transparent" style:font-size-asian="11pt" style:language-asian="zxx" style:country-asian="none" style:font-size-complex="11pt" style:language-complex="zxx" style:country-complex="none"/>
    </style:style>
    <style:style style:name="P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11pt" fo:language="zxx" fo:country="none" officeooo:rsid="003283be" officeooo:paragraph-rsid="003283be" fo:background-color="transparent" style:font-size-asian="11pt" style:language-asian="zxx" style:country-asian="none" style:font-size-complex="11pt" style:language-complex="zxx" style:country-complex="none"/>
    </style:style>
    <style:style style:name="P1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11pt" fo:language="zxx" fo:country="none" officeooo:paragraph-rsid="00310402" style:font-size-asian="11pt" style:language-asian="zxx" style:country-asian="none" style:font-size-complex="11pt" style:language-complex="zxx" style:country-complex="none"/>
    </style:style>
    <style:style style:name="P1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11pt" fo:language="zxx" fo:country="none" officeooo:rsid="0033266a" officeooo:paragraph-rsid="0033266a" style:font-size-asian="11pt" style:language-asian="zxx" style:country-asian="none" style:font-size-complex="11pt" style:language-complex="zxx" style:country-complex="none"/>
    </style:style>
    <style:style style:name="P13" style:family="paragraph" style:parent-style-name="Standard">
      <loext:graphic-properties draw:fill="solid" draw:fill-color="#ffffff"/>
      <style:paragraph-properties fo:break-before="page" fo:background-color="#ffffff" fo:padding="0cm" fo:border="none" style:shadow="none"/>
      <style:text-properties fo:font-size="11pt" fo:language="zxx" fo:country="none" officeooo:rsid="0033266a" officeooo:paragraph-rsid="0033266a" style:font-size-asian="11pt" style:language-asian="zxx" style:country-asian="none" style:font-size-complex="11pt" style:language-complex="zxx" style:country-complex="none"/>
    </style:style>
    <style:style style:name="T1" style:family="text">
      <style:text-properties officeooo:rsid="0021a906"/>
    </style:style>
    <style:style style:name="T2" style:family="text">
      <style:text-properties style:font-name="JetBrains Mono2" fo:font-size="10pt" fo:font-weight="normal" officeooo:rsid="0021a906"/>
    </style:style>
    <style:style style:name="T3" style:family="text">
      <style:text-properties officeooo:rsid="002413e0"/>
    </style:style>
    <style:style style:name="T4" style:family="text">
      <style:text-properties style:font-name="JetBrains Mono1"/>
    </style:style>
    <style:style style:name="T5" style:family="text">
      <style:text-properties style:font-name="JetBrains Mono1" fo:font-size="11pt"/>
    </style:style>
    <style:style style:name="T6" style:family="text">
      <style:text-properties style:font-name="JetBrains Mono1" fo:font-size="11pt" fo:language="zxx" fo:country="none"/>
    </style:style>
    <style:style style:name="T7" style:family="text">
      <style:text-properties style:font-name="JetBrains Mono1" fo:font-size="11pt" fo:language="zxx" fo:country="none" officeooo:rsid="002cda8c"/>
    </style:style>
    <style:style style:name="T8" style:family="text">
      <style:text-properties style:font-name="JetBrains Mono1" fo:font-size="11pt" officeooo:rsid="002cda8c"/>
    </style:style>
    <style:style style:name="T9" style:family="text">
      <style:text-properties style:font-name="JetBrains Mono1" officeooo:rsid="002cda8c"/>
    </style:style>
    <style:style style:name="T10" style:family="text">
      <style:text-properties fo:color="#a9b7c6" loext:opacity="100%" style:font-name="JetBrains Mono Medium3" fo:font-size="10.5pt" fo:font-style="normal" fo:font-weight="normal" style:font-size-asian="10.5pt" style:font-style-asian="normal" style:font-weight-asian="normal"/>
    </style:style>
    <style:style style:name="T11" style:family="text">
      <style:text-properties fo:color="#a9b7c6" loext:opacity="100%" style:font-name="JetBrains Mono Medium3" fo:font-size="10.5pt" fo:language="zxx" fo:country="none" fo:font-style="normal" fo:font-weight="normal" style:font-size-asian="10.5pt" style:font-style-asian="normal" style:font-weight-asian="normal"/>
    </style:style>
    <style:style style:name="T12" style:family="text">
      <style:text-properties fo:color="#a9b7c6" loext:opacity="100%" style:font-name="JetBrains Mono Medium3" fo:font-style="normal" fo:font-weight="normal" style:font-style-asian="normal" style:font-weight-asian="normal"/>
    </style:style>
    <style:style style:name="T13" style:family="text">
      <style:text-properties fo:color="#0033b3" loext:opacity="100%" style:font-name="JetBrains Mono Medium3" fo:font-size="10.5pt" fo:font-style="normal" fo:font-weight="normal" style:font-size-asian="10.5pt" style:font-style-asian="normal" style:font-weight-asian="normal"/>
    </style:style>
    <style:style style:name="T14" style:family="text">
      <style:text-properties fo:color="#0033b3" loext:opacity="100%" style:font-name="JetBrains Mono Medium3" fo:font-size="10.5pt" fo:font-style="normal" fo:font-weight="normal" officeooo:rsid="00310402" style:font-size-asian="10.5pt" style:font-style-asian="normal" style:font-weight-asian="normal"/>
    </style:style>
    <style:style style:name="T15" style:family="text">
      <style:text-properties fo:color="#0033b3" loext:opacity="100%" style:font-name="JetBrains Mono Medium3" fo:font-size="10.5pt" fo:language="zxx" fo:country="none" fo:font-style="normal" fo:font-weight="normal" style:font-size-asian="10.5pt" style:font-style-asian="normal" style:font-weight-asian="normal"/>
    </style:style>
    <style:style style:name="T16" style:family="text">
      <style:text-properties fo:color="#0033b3" loext:opacity="100%" style:font-name="JetBrains Mono Medium3" fo:font-style="normal" fo:font-weight="normal" style:font-style-asian="normal" style:font-weight-asian="normal"/>
    </style:style>
    <style:style style:name="T17" style:family="text">
      <style:text-properties fo:color="#0033b3" loext:opacity="100%" style:font-name="JetBrains Mono Medium3" fo:font-style="normal" fo:font-weight="normal" officeooo:rsid="00310402" style:font-style-asian="normal" style:font-weight-asian="normal"/>
    </style:style>
    <style:style style:name="T18" style:family="text">
      <style:text-properties fo:color="#0033b3" loext:opacity="100%" style:font-name="JetBrains Mono Medium2" fo:font-size="10.5pt" fo:font-style="normal" fo:font-weight="normal" style:font-size-asian="10.5pt" style:font-style-asian="normal" style:font-weight-asian="normal"/>
    </style:style>
    <style:style style:name="T19" style:family="text">
      <style:text-properties fo:color="#0033b3" loext:opacity="100%" style:font-name="JetBrains Mono Medium2" fo:font-size="10.5pt" fo:language="zxx" fo:country="none" fo:font-style="normal" fo:font-weight="normal" style:font-size-asian="10.5pt" style:font-style-asian="normal" style:font-weight-asian="normal"/>
    </style:style>
    <style:style style:name="T20" style:family="text">
      <style:text-properties fo:color="#0033b3" loext:opacity="100%" style:font-name="JetBrains Mono Medium2" fo:font-style="normal" fo:font-weight="normal" style:font-style-asian="normal" style:font-weight-asian="normal"/>
    </style:style>
    <style:style style:name="T21" style:family="text">
      <style:text-properties fo:color="#080808" loext:opacity="100%" style:font-name="JetBrains Mono Medium3" fo:font-size="10.5pt" fo:font-style="normal" fo:font-weight="normal" style:font-size-asian="10.5pt" style:font-style-asian="normal" style:font-weight-asian="normal"/>
    </style:style>
    <style:style style:name="T22" style:family="text">
      <style:text-properties fo:color="#080808" loext:opacity="100%" style:font-name="JetBrains Mono Medium3" fo:font-size="10.5pt" fo:font-style="normal" fo:font-weight="normal" officeooo:rsid="00310402" style:font-size-asian="10.5pt" style:font-style-asian="normal" style:font-weight-asian="normal"/>
    </style:style>
    <style:style style:name="T23" style:family="text">
      <style:text-properties fo:color="#080808" loext:opacity="100%" style:font-name="JetBrains Mono Medium3" fo:font-size="10.5pt" fo:font-style="italic" fo:font-weight="normal" style:font-size-asian="10.5pt" style:font-style-asian="italic" style:font-weight-asian="normal"/>
    </style:style>
    <style:style style:name="T24" style:family="text">
      <style:text-properties fo:color="#080808" loext:opacity="100%" style:font-name="JetBrains Mono Medium3" fo:font-style="normal" fo:font-weight="normal" style:font-style-asian="normal" style:font-weight-asian="normal"/>
    </style:style>
    <style:style style:name="T25" style:family="text">
      <style:text-properties fo:color="#080808" loext:opacity="100%" style:font-name="JetBrains Mono Medium3" fo:font-style="normal" fo:font-weight="normal" officeooo:rsid="00310402" style:font-style-asian="normal" style:font-weight-asian="normal"/>
    </style:style>
    <style:style style:name="T26" style:family="text">
      <style:text-properties fo:color="#080808" loext:opacity="100%" style:font-name="JetBrains Mono Medium3" fo:font-style="italic" fo:font-weight="normal" style:font-style-asian="italic" style:font-weight-asian="normal"/>
    </style:style>
    <style:style style:name="T27" style:family="text">
      <style:text-properties fo:color="#080808" loext:opacity="100%" style:font-name="JetBrains Mono Medium2" fo:font-size="10.5pt" fo:font-style="normal" fo:font-weight="normal" style:font-size-asian="10.5pt" style:font-style-asian="normal" style:font-weight-asian="normal"/>
    </style:style>
    <style:style style:name="T28" style:family="text">
      <style:text-properties fo:color="#080808" loext:opacity="100%" style:font-name="JetBrains Mono Medium2" fo:font-size="10.5pt" fo:language="zxx" fo:country="none" fo:font-style="normal" fo:font-weight="normal" style:font-size-asian="10.5pt" style:font-style-asian="normal" style:font-weight-asian="normal"/>
    </style:style>
    <style:style style:name="T29" style:family="text">
      <style:text-properties fo:color="#080808" loext:opacity="100%" style:font-name="JetBrains Mono Medium2" fo:font-style="normal" fo:font-weight="normal" style:font-style-asian="normal" style:font-weight-asian="normal"/>
    </style:style>
    <style:style style:name="T30" style:family="text">
      <style:text-properties fo:color="#1750eb" loext:opacity="100%" style:font-name="JetBrains Mono Medium3" fo:font-size="10.5pt" fo:font-style="normal" fo:font-weight="normal" style:font-size-asian="10.5pt" style:font-style-asian="normal" style:font-weight-asian="normal"/>
    </style:style>
    <style:style style:name="T31" style:family="text">
      <style:text-properties fo:color="#1750eb" loext:opacity="100%" style:font-name="JetBrains Mono Medium3" fo:font-style="normal" fo:font-weight="normal" style:font-style-asian="normal" style:font-weight-asian="normal"/>
    </style:style>
    <style:style style:name="T32" style:family="text">
      <style:text-properties fo:color="#000000" loext:opacity="100%" style:font-name="JetBrains Mono Medium3" fo:font-size="10.5pt" fo:font-style="normal" fo:font-weight="normal" style:font-size-asian="10.5pt" style:font-style-asian="normal" style:font-weight-asian="normal"/>
    </style:style>
    <style:style style:name="T33" style:family="text">
      <style:text-properties fo:color="#000000" loext:opacity="100%" style:font-name="JetBrains Mono Medium3" fo:font-style="normal" fo:font-weight="normal" style:font-style-asian="normal" style:font-weight-asian="normal"/>
    </style:style>
    <style:style style:name="T34" style:family="text">
      <style:text-properties officeooo:rsid="0029d2ce"/>
    </style:style>
    <style:style style:name="T35" style:family="text">
      <style:text-properties officeooo:rsid="002cda8c"/>
    </style:style>
    <style:style style:name="T36" style:family="text">
      <style:text-properties fo:color="#871094" loext:opacity="100%" style:font-name="JetBrains Mono Medium3" fo:font-size="10.5pt" fo:font-style="italic" fo:font-weight="normal" style:font-size-asian="10.5pt" style:font-style-asian="italic" style:font-weight-asian="normal"/>
    </style:style>
    <style:style style:name="T37" style:family="text">
      <style:text-properties fo:color="#871094" loext:opacity="100%" style:font-name="JetBrains Mono Medium3" fo:font-style="italic" fo:font-weight="normal" style:font-style-asian="italic" style:font-weight-asian="normal"/>
    </style:style>
    <style:style style:name="T38" style:family="text">
      <style:text-properties fo:color="#067d17" loext:opacity="100%" style:font-name="JetBrains Mono Medium3" fo:font-size="10.5pt" fo:font-style="normal" fo:font-weight="normal" style:font-size-asian="10.5pt" style:font-style-asian="normal" style:font-weight-asian="normal"/>
    </style:style>
    <style:style style:name="T39" style:family="text">
      <style:text-properties fo:color="#067d17" loext:opacity="100%" style:font-name="JetBrains Mono Medium3" fo:font-style="normal" fo:font-weight="normal" style:font-style-asian="normal" style:font-weight-asian="normal"/>
    </style:style>
    <style:style style:name="T40" style:family="text">
      <style:text-properties fo:color="#0037a6" loext:opacity="100%" style:font-name="JetBrains Mono Medium3" fo:font-size="10.5pt" fo:font-style="normal" fo:font-weight="normal" style:font-size-asian="10.5pt" style:font-style-asian="normal" style:font-weight-asian="normal"/>
    </style:style>
    <style:style style:name="T41" style:family="text">
      <style:text-properties fo:color="#0037a6" loext:opacity="100%" style:font-name="JetBrains Mono Medium3" fo:font-style="normal" fo:font-weight="normal" style:font-style-asian="normal" style:font-weight-asian="normal"/>
    </style:style>
    <style:style style:name="T42" style:family="text">
      <style:text-properties officeooo:rsid="002cda8c" fo:background-color="transparent" loext:char-shading-value="0"/>
    </style:style>
    <style:style style:name="T43" style:family="text">
      <style:text-properties fo:color="#00627a" loext:opacity="100%" style:font-name="JetBrains Mono Medium3" fo:font-size="10.5pt" fo:font-style="normal" fo:font-weight="normal" style:font-size-asian="10.5pt" style:font-style-asian="normal" style:font-weight-asian="normal"/>
    </style:style>
    <style:style style:name="T44" style:family="text">
      <style:text-properties fo:color="#00627a" loext:opacity="100%" style:font-name="JetBrains Mono Medium3" fo:font-style="normal" fo:font-weight="normal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UTNS T01 - T05</text:p>
      <text:p text:style-name="P2"><text:span text:style-name="T35">===== </text:span>NUMERO ALEATORIO <text:span text:style-name="T34">ENTRE 1 y 30 </text:span><text:span text:style-name="T35">=====</text:span></text:p>
      <text:p text:style-name="P6"><text:span text:style-name="T29">(</text:span><text:span text:style-name="T16">int</text:span><text:span text:style-name="T24">) ((</text:span><text:span text:style-name="T33">Math</text:span><text:span text:style-name="T24">.</text:span><text:span text:style-name="T26">random</text:span><text:span text:style-name="T24">() * </text:span><text:span text:style-name="T31">30</text:span><text:span text:style-name="T24">) + </text:span><text:span text:style-name="T31">1</text:span><text:span text:style-name="T24">)</text:span></text:p>
      <text:p text:style-name="P3"><text:span text:style-name="T9">===== </text:span><text:span text:style-name="T4">CANTIDAD DE DIGITOS </text:span><text:span text:style-name="T9">=====</text:span></text:p>
      <text:p text:style-name="P6"><text:span text:style-name="T20">while </text:span><text:span text:style-name="T24">(num != </text:span><text:span text:style-name="T31">0</text:span><text:span text:style-name="T24">) {</text:span><text:line-break/><text:span text:style-name="T24"><text:tab/>num /= </text:span><text:span text:style-name="T31">10</text:span><text:span text:style-name="T24">;</text:span><text:line-break/><text:span text:style-name="T24"><text:tab/>digitos++;</text:span><text:line-break/><text:span text:style-name="T24">}</text:span></text:p>
      <text:p text:style-name="P3"><text:span text:style-name="T9">===== </text:span><text:span text:style-name="T4">FACTORIAL </text:span><text:span text:style-name="T9">=====</text:span></text:p>
      <text:p text:style-name="P7"><text:span text:style-name="T16">for </text:span><text:span text:style-name="T24">(</text:span><text:span text:style-name="T16">int </text:span><text:span text:style-name="T24">i = </text:span><text:span text:style-name="T31">1</text:span><text:span text:style-name="T24">; i &lt;= </text:span><text:span text:style-name="T33">numero</text:span><text:span text:style-name="T24">; i++) {</text:span><text:line-break/><text:span text:style-name="T24"><text:tab/>factorial = factorial * i;</text:span><text:line-break/><text:span text:style-name="T24">}</text:span></text:p>
      <text:p text:style-name="P8"><text:span text:style-name="T24">------------------------------------</text:span></text:p>
      <text:p text:style-name="P7"><text:span text:style-name="T16">do </text:span><text:span text:style-name="T24">{</text:span><text:line-break/><text:span text:style-name="T24"><text:tab/>factorial = factorial * numero;</text:span><text:line-break/><text:span text:style-name="T24"><text:tab/>numero--;</text:span><text:line-break/><text:span text:style-name="T24">} </text:span><text:span text:style-name="T16">while </text:span><text:span text:style-name="T24">(numero != </text:span><text:span text:style-name="T31">0</text:span><text:span text:style-name="T24">);</text:span></text:p>
      <text:p text:style-name="P9"><text:span text:style-name="T24">===== COMBINATORIO =====</text:span></text:p>
      <text:p text:style-name="P9"><text:span text:style-name="T16">double </text:span><text:span text:style-name="T33">comb </text:span><text:span text:style-name="T24">= (</text:span><text:span text:style-name="T26">factorial</text:span><text:span text:style-name="T24">(n) / (</text:span><text:span text:style-name="T26">factorial</text:span><text:span text:style-name="T24">(m) * (</text:span><text:span text:style-name="T26">factorial</text:span><text:span text:style-name="T24">(n - m))));</text:span></text:p>
      <text:p text:style-name="P5"><text:span text:style-name="T42">===== </text:span>T<text:span text:style-name="T35">ABLA MULTIPLICAR </text:span><text:span text:style-name="T42">=====</text:span></text:p>
      <text:p text:style-name="P10"><text:span text:style-name="T16">for </text:span><text:span text:style-name="T24">(</text:span><text:span text:style-name="T16">int </text:span><text:span text:style-name="T24">i = </text:span><text:span text:style-name="T31">1</text:span><text:span text:style-name="T24">; i &lt;= </text:span><text:span text:style-name="T31">9</text:span><text:span text:style-name="T24">; i++) {</text:span><text:line-break/><text:span text:style-name="T24"><text:tab/></text:span><text:span text:style-name="T33">System</text:span><text:span text:style-name="T24">.</text:span><text:span text:style-name="T37">out</text:span><text:span text:style-name="T24">.println(</text:span><text:span text:style-name="T39">"</text:span><text:span text:style-name="T41">\n</text:span><text:span text:style-name="T39"> TABLA DE " </text:span><text:span text:style-name="T24">+ i);</text:span><text:line-break/><text:span text:style-name="T24"><text:tab/></text:span><text:span text:style-name="T33">System</text:span><text:span text:style-name="T24">.</text:span><text:span text:style-name="T37">out</text:span><text:span text:style-name="T24">.println(</text:span><text:span text:style-name="T39">"------------"</text:span><text:span text:style-name="T24">);</text:span><text:line-break/><text:span text:style-name="T24"><text:tab/></text:span><text:span text:style-name="T16">for </text:span><text:span text:style-name="T24">(</text:span><text:span text:style-name="T16">int </text:span><text:span text:style-name="T24">j = </text:span><text:span text:style-name="T31">1</text:span><text:span text:style-name="T24">; j &lt;= </text:span><text:span text:style-name="T31">10</text:span><text:span text:style-name="T24">; j++) {</text:span><text:line-break/><text:span text:style-name="T24"><text:tab/><text:tab/></text:span><text:span text:style-name="T33">System</text:span><text:span text:style-name="T24">.</text:span><text:span text:style-name="T37">out</text:span><text:span text:style-name="T24">.printf(</text:span><text:span text:style-name="T39">"%02d x %02d = %02d</text:span><text:span text:style-name="T41">\n</text:span><text:span text:style-name="T39">"</text:span><text:span text:style-name="T24">, i, j, (i * j));</text:span><text:line-break/><text:span text:style-name="T24"><text:tab/>}</text:span><text:line-break/><text:span text:style-name="T24">}</text:span></text:p>
      <text:p text:style-name="P4">===== NUMEROS PRIMOS =====</text:p>
      <text:p text:style-name="P10"><text:span text:style-name="T16">if </text:span><text:span text:style-name="T24">(</text:span><text:span text:style-name="T33">numero </text:span><text:span text:style-name="T24">== </text:span><text:span text:style-name="T31">0 </text:span><text:span text:style-name="T24">|| </text:span><text:span text:style-name="T33">numero </text:span><text:span text:style-name="T24">== </text:span><text:span text:style-name="T31">1 </text:span><text:span text:style-name="T24">|| </text:span><text:span text:style-name="T33">numero </text:span><text:span text:style-name="T24">== </text:span><text:span text:style-name="T31">4</text:span><text:span text:style-name="T24">) {</text:span><text:line-break/><text:span text:style-name="T24"><text:tab/>esPrimo = </text:span><text:span text:style-name="T16">false</text:span><text:span text:style-name="T24">;</text:span><text:line-break/><text:span text:style-name="T24">} </text:span><text:span text:style-name="T16">else </text:span><text:span text:style-name="T24">{</text:span><text:line-break/><text:span text:style-name="T24"><text:tab/></text:span><text:span text:style-name="T16">for </text:span><text:span text:style-name="T24">(</text:span><text:span text:style-name="T16">int </text:span><text:span text:style-name="T24">i = </text:span><text:span text:style-name="T31">2</text:span><text:span text:style-name="T24">; i &lt; </text:span><text:span text:style-name="T33">numero</text:span><text:span text:style-name="T24">; i++) {</text:span><text:line-break/><text:span text:style-name="T24"><text:tab/><text:tab/></text:span><text:span text:style-name="T16">if </text:span><text:span text:style-name="T24">(</text:span><text:span text:style-name="T33">numero </text:span><text:span text:style-name="T24">% i == </text:span><text:span text:style-name="T31">0</text:span><text:span text:style-name="T24">) {</text:span><text:line-break/><text:span text:style-name="T24"><text:tab/><text:tab/><text:tab/>esPrimo = </text:span><text:span text:style-name="T16">false</text:span><text:span text:style-name="T24">;</text:span><text:line-break/><text:span text:style-name="T24"><text:tab/><text:tab/>}</text:span><text:line-break/><text:span text:style-name="T24"><text:tab/>}</text:span><text:line-break/><text:span text:style-name="T24">}</text:span></text:p>
      <text:p text:style-name="P4">===== FECHAS =====</text:p>
      <text:p text:style-name="P11"><text:span text:style-name="T33">LocalDate hoy</text:span><text:span text:style-name="T24">; </text:span><text:span text:style-name="T33">hoy </text:span><text:span text:style-name="T24">= </text:span><text:span text:style-name="T33">LocalDate</text:span><text:span text:style-name="T24">.</text:span><text:span text:style-name="T26">now</text:span><text:span text:style-name="T24">();</text:span><text:line-break/><text:span text:style-name="T33">LocalTime ahora</text:span><text:span text:style-name="T24">; </text:span><text:span text:style-name="T33">ahora </text:span><text:span text:style-name="T24">= </text:span><text:span text:style-name="T33">LocalTime</text:span><text:span text:style-name="T24">.</text:span><text:span text:style-name="T26">now</text:span><text:span text:style-name="T24">();</text:span><text:line-break/><text:span text:style-name="T33">LocalDateTime hoyAhora</text:span><text:span text:style-name="T24">; </text:span><text:span text:style-name="T33">hoyAhora </text:span><text:span text:style-name="T24">= </text:span><text:span text:style-name="T33">LocalDateTime</text:span><text:span text:style-name="T24">.</text:span><text:span text:style-name="T26">now</text:span><text:span text:style-name="T24">();</text:span><text:line-break/><text:span text:style-name="T33">ZonedDateTime hoyAhoraZona</text:span><text:span text:style-name="T24">; </text:span><text:span text:style-name="T33">hoyAhoraZona </text:span><text:span text:style-name="T24">= </text:span><text:span text:style-name="T33">ZonedDateTime</text:span><text:span text:style-name="T24">.</text:span><text:span text:style-name="T26">now</text:span><text:span text:style-name="T24">();</text:span><text:line-break/><text:span text:style-name="T33">LocalDate cumple</text:span><text:span text:style-name="T24">; </text:span><text:span text:style-name="T33">cumple </text:span><text:span text:style-name="T24">= </text:span><text:span text:style-name="T33">LocalDate</text:span><text:span text:style-name="T24">.</text:span><text:span text:style-name="T26">of</text:span><text:span text:style-name="T24">(</text:span><text:span text:style-name="T31">2003</text:span><text:span text:style-name="T24">, </text:span><text:span text:style-name="T33">Month</text:span><text:span text:style-name="T24">.</text:span><text:span text:style-name="T37">NOVEMBER</text:span><text:span text:style-name="T24">, </text:span><text:span text:style-name="T31">18</text:span><text:span text:style-name="T24">);</text:span></text:p>
      <text:p text:style-name="P11"><text:span text:style-name="T33">System</text:span><text:span text:style-name="T24">.</text:span><text:span text:style-name="T37">out</text:span><text:span text:style-name="T24">.println(</text:span><text:span text:style-name="T39">"Hoy es dia: " </text:span><text:span text:style-name="T24">+ </text:span><text:span text:style-name="T33">hoy</text:span><text:span text:style-name="T24">.getDayOfMonth());</text:span></text:p>
      <text:p text:style-name="P11"><text:span text:style-name="T33">System</text:span><text:span text:style-name="T24">.</text:span><text:span text:style-name="T37">out</text:span><text:span text:style-name="T24">.println(</text:span><text:span text:style-name="T39">"Este mes es: " </text:span><text:span text:style-name="T24">+ </text:span><text:span text:style-name="T33">hoy</text:span><text:span text:style-name="T24">.getMonth());</text:span></text:p>
      <text:p text:style-name="P11"><text:span text:style-name="T33">System</text:span><text:span text:style-name="T24">.</text:span><text:span text:style-name="T37">out</text:span><text:span text:style-name="T24">.println(</text:span><text:span text:style-name="T39">"Este año es: " </text:span><text:span text:style-name="T24">+ </text:span><text:span text:style-name="T33">hoy</text:span><text:span text:style-name="T24">.getYear());</text:span></text:p>
      <text:p text:style-name="P13"><text:span text:style-name="T24">===== RECURSIVOS =====</text:span></text:p>
      <text:p text:style-name="P12"><text:span text:style-name="T16">public static double </text:span><text:span text:style-name="T44">sumatorio</text:span><text:span text:style-name="T24">(</text:span><text:span text:style-name="T16">int </text:span><text:span text:style-name="T24">n) {</text:span><text:line-break/><text:span text:style-name="T24"> <text:s text:c="3"/></text:span><text:span text:style-name="T16">if </text:span><text:span text:style-name="T24">(n == </text:span><text:span text:style-name="T31">0</text:span><text:span text:style-name="T24">) {</text:span><text:line-break/><text:span text:style-name="T24"> <text:s text:c="7"/></text:span><text:span text:style-name="T16">return </text:span><text:span text:style-name="T31">0</text:span><text:span text:style-name="T24">;</text:span><text:line-break/><text:span text:style-name="T24"> <text:s text:c="3"/>} </text:span><text:span text:style-name="T16">else </text:span><text:span text:style-name="T24">{</text:span><text:line-break/><text:span text:style-name="T24"> <text:s text:c="7"/></text:span><text:span text:style-name="T16">return </text:span><text:span text:style-name="T24">n + </text:span><text:span text:style-name="T26">sumatorio</text:span><text:span text:style-name="T24">(n - </text:span><text:span text:style-name="T31">1</text:span><text:span text:style-name="T24">);</text:span><text:line-break/><text:span text:style-name="T24"> <text:s text:c="3"/>}</text:span><text:line-break/><text:span text:style-name="T24">}</text:span></text:p>
      <text:p text:style-name="P12"><text:span text:style-name="T16">public static double </text:span><text:span text:style-name="T44">exponencial</text:span><text:span text:style-name="T24">(</text:span><text:span text:style-name="T16">int </text:span><text:span text:style-name="T24">n, </text:span><text:span text:style-name="T16">int </text:span><text:span text:style-name="T24">m) {</text:span><text:line-break/><text:span text:style-name="T24"> <text:s text:c="3"/></text:span><text:span text:style-name="T16">if </text:span><text:span text:style-name="T24">(m == </text:span><text:span text:style-name="T31">0</text:span><text:span text:style-name="T24">) {</text:span><text:line-break/><text:span text:style-name="T24"> <text:s text:c="7"/></text:span><text:span text:style-name="T16">return </text:span><text:span text:style-name="T31">1</text:span><text:span text:style-name="T24">;</text:span><text:line-break/><text:span text:style-name="T24"> <text:s text:c="3"/>} </text:span><text:span text:style-name="T16">else </text:span><text:span text:style-name="T24">{</text:span><text:line-break/><text:span text:style-name="T24"> <text:s text:c="7"/></text:span><text:span text:style-name="T16">return </text:span><text:span text:style-name="T24">n * </text:span><text:span text:style-name="T26">exponencial</text:span><text:span text:style-name="T24">(n, m - </text:span><text:span text:style-name="T31">1</text:span><text:span text:style-name="T24">);</text:span><text:line-break/><text:span text:style-name="T24"> <text:s text:c="3"/>}</text:span><text:line-break/><text:span text:style-name="T24">}</text:span></text:p>
      <text:p text:style-name="P12"><text:span text:style-name="T24">===== STRING =====</text:span></text:p>
      <text:p text:style-name="P12"><text:span text:style-name="T24">nombreCompleto = nombreCompleto.substring(</text:span><text:span text:style-name="T31">0</text:span><text:span text:style-name="T24">, </text:span><text:span text:style-name="T31">2</text:span><text:span text:style-name="T24">)</text:span></text:p>
      <text:p text:style-name="P12"><text:span text:style-name="T24"/></text:p>
      <text:p text:style-name="P12"><text:span text:style-name="T16">if </text:span><text:span text:style-name="T24">(nombreCompleto.charAt(i) == nombreCompleto.charAt(</text:span><text:span text:style-name="T31">0</text:span><text:span text:style-name="T24">)) {</text:span><text:line-break/><text:span text:style-name="T24"><text:tab/>nombreCompleto = nombreCompleto.replace(nombreCompleto.charAt(i),</text:span><text:line-break/><text:tab/><text:tab/> <text:span text:style-name="T24"><text:s text:c="19"/>nombreCompleto.toUpperCase().charAt(i));</text:span><text:line-break/><text:span text:style-name="T24">}</text:span></text:p>
      <text:p text:style-name="P12"><text:span text:style-name="T24">===== FOR ESPECIAL =====</text:span></text:p>
      <text:p text:style-name="P12"><text:span text:style-name="T16">for </text:span><text:span text:style-name="T24">(</text:span><text:span text:style-name="T16">int </text:span><text:span text:style-name="T24">i = </text:span><text:span text:style-name="T31">0</text:span><text:span text:style-name="T24">, j = </text:span><text:span text:style-name="T31">5</text:span><text:span text:style-name="T24">; i &lt;= j; i++, j--) {</text:span><text:line-break/><text:span text:style-name="T24"><text:tab/></text:span><text:span text:style-name="T33">System</text:span><text:span text:style-name="T24">.</text:span><text:span text:style-name="T37">out</text:span><text:span text:style-name="T24">.println(i);</text:span><text:line-break/><text:span text:style-name="T24">}</text:span></text:p>
      <text:p text:style-name="P12"><text:span text:style-name="T2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mo" svg:font-family="Jetmo" style:font-adornments="Itálica"/>
    <style:font-face style:name="Lohit Devanagari1" svg:font-family="'Lohit Devanagari'"/>
    <style:font-face style:name="JetBrains Mono3" svg:font-family="'JetBrains Mono'" style:font-pitch="fixed"/>
    <style:font-face style:name="JetBrains Mono1" svg:font-family="'JetBrains Mono'" style:font-adornments="Normal" style:font-pitch="fixed"/>
    <style:font-face style:name="JetBrains Mono Medium" svg:font-family="'JetBrains Mono Medium'" style:font-pitch="fixed"/>
    <style:font-face style:name="JetBrains Mono Medium2" svg:font-family="'JetBrains Mono Medium'" style:font-adornments="Normal" style:font-pitch="fixed"/>
    <style:font-face style:name="JetBrains Mono" svg:font-family="'JetBrains Mono'" style:font-family-generic="modern" style:font-pitch="fixed"/>
    <style:font-face style:name="JetBrains Mono2" svg:font-family="'JetBrains Mono'" style:font-adornments="Normal" style:font-family-generic="modern" style:font-pitch="fixed"/>
    <style:font-face style:name="JetBrains Mono Medium1" svg:font-family="'JetBrains Mono Medium'" style:font-adornments="Normal" style:font-family-generic="modern" style:font-pitch="fixed"/>
    <style:font-face style:name="JetBrains Mono Medium3" svg:font-family="'JetBrains Mono Medium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Jetmo" fo:font-family="Jetmo" style:font-style-name="Itálica" fo:font-size="12pt" fo:font-style="italic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JetBrains Mono2" fo:font-family="'JetBrains Mono'" style:font-style-name="Normal" style:font-family-generic="modern" style:font-pitch="fixed" fo:font-size="10pt" fo:font-weight="normal"/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0.06pt solid #000000" text:number-lines="false" text:line-number="0">
        <style:tab-stops>
          <style:tab-stop style:position="9.999cm"/>
        </style:tab-stops>
      </style:paragraph-properties>
      <style:text-properties fo:text-transform="uppercas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199cm" style:contextual-spacing="false" fo:text-align="justify" style:justify-single-word="false" style:page-number="auto"/>
      <style:text-properties fo:color="#0000ff" loext:opacity="100%" style:font-name="JetBrains Mono Medium1" fo:font-family="'JetBrains Mono Medium'" style:font-style-name="Normal" style:font-family-generic="modern" style:font-pitch="fixed" fo:font-size="11pt" fo:language="zxx" fo:country="none" fo:font-weight="normal"/>
    </style:style>
    <style:style style:name="_21_Respuesta" style:display-name="!Respuesta" style:family="paragraph" style:parent-style-name="Standard" style:master-page-name="">
      <style:paragraph-properties fo:margin-top="0.101cm" fo:margin-bottom="0.101cm" style:contextual-spacing="false" fo:text-align="justify" style:justify-single-word="false" style:page-number="auto"/>
      <style:text-properties style:font-name="JetBrains Mono1" fo:font-family="'JetBrains Mono'" style:font-style-name="Normal" style:font-pitch="fixed" fo:font-size="11pt" fo:language="zxx" fo:countr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413e0"/>
    </style:style>
    <style:style style:name="MT2" style:family="text">
      <style:text-properties officeooo:rsid="0021a906"/>
    </style:style>
    <style:style style:name="MT3" style:family="text">
      <style:text-properties style:font-name="JetBrains Mono2" fo:font-size="10pt" fo:font-weight="normal" officeooo:rsid="0021a9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Header"><text:date style:data-style-name="N37" text:date-value="2021-11-17T17:40:24.692171299" text:fixed="true">17/11/21</text:date><text:tab/> <text:s/><text:tab/> <text:file-name text:display="name">apuntsT01-T05</text:file-name><text:s/>- <text:span text:style-name="MT1">PROGRAMACIÓ</text:span></text:p>
      </style:header>
      <style:footer>
        <text:p text:style-name="Header_20_and_20_Footer"><text:s text:c="3"/><text:tab/>Página <text:page-number text:select-page="current">2</text:page-number><text:s/>de <text:page-count>2</text:page-count><text:tab/> <text:s text:c="13"/>Víctor Piles <text:span text:style-name="MT2">1</text:span>º <text:span text:style-name="MT3">DAM</text:span> <text:span text:style-name="MT2">6J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7T17:40:25.390489793</meta:creation-date>
    <meta:editing-duration>PT48M35S</meta:editing-duration>
    <meta:editing-cycles>15</meta:editing-cycles>
    <meta:generator>LibreOffice/7.1.6.2$Linux_X86_64 LibreOffice_project/10$Build-2</meta:generator>
    <dc:date>2021-11-17T18:39:58.440760287</dc:date>
    <meta:document-statistic meta:table-count="0" meta:image-count="0" meta:object-count="0" meta:page-count="2" meta:paragraph-count="30" meta:word-count="323" meta:character-count="2064" meta:non-whitespace-character-count="1651"/>
    <meta:template xlink:type="simple" xlink:actuate="onRequest" xlink:title="plantilla" xlink:href="../plantilla.ott" meta:date="2021-11-17T17:40:24.692122733"/>
  </office:meta>
</office:document-meta>
</file>